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52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heads_20_51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49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42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76cm" fo:min-width="1.7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1cm" fo:min-width="1.55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0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518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1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2cm" fo:min-width="0.449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7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142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41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43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17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46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47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48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1.0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557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76cm" fo:min-width="2.6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1.557cm"/>
      <style:paragraph-properties style:writing-mode="lr-tb"/>
    </style:style>
    <style:style style:name="gr26" style:family="graphic" style:parent-style-name="objectwithoutfill">
      <style:graphic-properties svg:stroke-color="#000000" draw:marker-end="Arrowheads_20_50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1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5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10pt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style:text-properties fo:font-size="11pt"/>
    </style:style>
    <style:style style:name="P11" style:family="paragraph">
      <loext:graphic-properties draw:fill="none" draw:fill-color="#ffffff"/>
      <style:paragraph-properties style:writing-mode="lr-tb"/>
      <style:text-properties fo:font-size="11pt"/>
    </style:style>
    <style:style style:name="P12" style:family="paragraph"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0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714cm" svg:y1="9.564cm" svg:x2="16.714cm" svg:y2="7.786cm">
          <text:p/>
        </draw:line>
        <draw:line draw:style-name="gr1" draw:text-style-name="P1" draw:layer="layout" svg:x1="14.614cm" svg:y1="9.563cm" svg:x2="14.614cm" svg:y2="7.785cm">
          <text:p/>
        </draw:line>
        <draw:line draw:style-name="gr2" draw:text-style-name="P1" draw:layer="layout" svg:x1="17.01cm" svg:y1="7.25cm" svg:x2="18.597cm" svg:y2="7.25cm">
          <text:p/>
        </draw:line>
        <draw:line draw:style-name="gr3" draw:text-style-name="P1" draw:layer="layout" svg:x1="10.995cm" svg:y1="5.127cm" svg:x2="10.995cm" svg:y2="7.985cm">
          <text:p/>
        </draw:line>
        <draw:line draw:style-name="gr4" draw:text-style-name="P1" draw:layer="layout" svg:x1="4.01cm" svg:y1="5.127cm" svg:x2="4.01cm" svg:y2="7.985cm">
          <text:p/>
        </draw:line>
        <draw:line draw:style-name="gr5" draw:text-style-name="P1" draw:layer="layout" svg:x1="14.21cm" svg:y1="1.752cm" svg:x2="11.695cm" svg:y2="1.752cm">
          <text:p/>
        </draw:line>
        <draw:custom-shape draw:style-name="gr6" draw:text-style-name="P2" xml:id="id2" draw:id="id2" draw:layer="layout" svg:width="2.293cm" svg:height="1.526cm" svg:x="2.334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37cm" svg:height="1.101cm" svg:x="2.822cm" svg:y="3.926cm">
          <draw:text-box>
            <text:p>val</text:p>
          </draw:text-box>
        </draw:frame>
        <draw:custom-shape draw:style-name="gr8" draw:text-style-name="P2" draw:layer="layout" svg:width="1.109cm" svg:height="1.109cm" svg:x="10.52cm" svg:y="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0.984cm" svg:height="0.725cm" svg:x="10.711cm" svg:y="1.378cm">
          <draw:text-box>
            <text:p><text:span text:style-name="T1">=</text:span></text:p>
          </draw:text-box>
        </draw:frame>
        <draw:custom-shape draw:style-name="gr10" draw:text-style-name="P5" draw:layer="layout" svg:width="1.367cm" svg:height="1.367cm" svg:x="13.785cm" svg:y="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0.61cm" svg:height="0.725cm" svg:x="14.082cm" svg:y="1.7cm">
          <draw:text-box>
            <text:p text:style-name="P6">0</text:p>
          </draw:text-box>
        </draw:frame>
        <draw:custom-shape draw:style-name="gr12" draw:text-style-name="P2" xml:id="id1" draw:id="id1" draw:layer="layout" svg:width="2.216cm" svg:height="1.108cm" svg:x="3.38cm" svg:y="7.98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7" draw:layer="layout" svg:width="0.743cm" svg:height="0.806cm" svg:x="4.172cm" svg:y="8.173cm">
          <draw:text-box>
            <text:p><text:span text:style-name="T2">*</text:span></text:p>
          </draw:text-box>
        </draw:frame>
        <draw:custom-shape draw:style-name="gr6" draw:text-style-name="P2" xml:id="id3" draw:id="id3" draw:layer="layout" svg:width="2.293cm" svg:height="1.526cm" svg:x="5.734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045cm" svg:height="1.101cm" svg:x="6.422cm" svg:y="3.926cm">
          <draw:text-box>
            <text:p>b</text:p>
          </draw:text-box>
        </draw:frame>
        <draw:custom-shape draw:style-name="gr6" draw:text-style-name="P2" xml:id="id5" draw:id="id5" draw:layer="layout" svg:width="2.293cm" svg:height="1.526cm" svg:x="9.934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045cm" svg:height="1.101cm" svg:x="10.622cm" svg:y="3.826cm">
          <draw:text-box>
            <text:p>n</text:p>
          </draw:text-box>
        </draw:frame>
        <draw:custom-shape draw:style-name="gr12" draw:text-style-name="P2" xml:id="id4" draw:id="id4" draw:layer="layout" svg:width="2.216cm" svg:height="1.108cm" svg:x="9.281cm" svg:y="7.98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7" xml:id="id7" draw:id="id7" draw:layer="layout" svg:width="0.743cm" svg:height="0.806cm" svg:x="10.073cm" svg:y="8.074cm">
          <draw:text-box>
            <text:p><text:span text:style-name="T2">-</text:span></text:p>
          </draw:text-box>
        </draw:frame>
        <draw:line draw:style-name="gr14" draw:text-style-name="P1" draw:layer="layout" svg:x1="11.06cm" svg:y1="3.64cm" svg:x2="11.06cm" svg:y2="2.27cm">
          <text:p/>
        </draw:line>
        <draw:custom-shape draw:style-name="gr10" draw:text-style-name="P5" xml:id="id6" draw:id="id6" draw:layer="layout" svg:width="1.367cm" svg:height="1.367cm" svg:x="6.57cm" svg:y="7.8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0.61cm" svg:height="0.725cm" svg:x="6.867cm" svg:y="8.44cm">
          <draw:text-box>
            <text:p text:style-name="P6">1</text:p>
          </draw:text-box>
        </draw:frame>
        <draw:connector draw:style-name="gr15" draw:text-style-name="P1" draw:layer="layout" draw:line-skew="0cm -0.362cm" svg:x1="4.488cm" svg:y1="9.093cm" svg:x2="2.334cm" svg:y2="4.39cm" draw:start-shape="id1" draw:start-glue-point="5" draw:end-shape="id2" draw:end-glue-point="3" svg:d="M4488 9093v502h-3018v-5205h864" svg:viewBox="0 0 3019 5206">
          <text:p/>
        </draw:connector>
        <draw:connector draw:style-name="gr16" draw:text-style-name="P1" draw:layer="layout" svg:x1="6.88cm" svg:y1="5.153cm" svg:x2="4.488cm" svg:y2="7.985cm" draw:start-shape="id3" draw:start-glue-point="2" draw:end-shape="id1" draw:end-glue-point="7" svg:d="M6880 5153v1416h-2392v1416" svg:viewBox="0 0 2393 2833">
          <text:p/>
        </draw:connector>
        <draw:g>
          <draw:custom-shape draw:style-name="gr17" draw:text-style-name="P2" draw:layer="layout" svg:width="0.266cm" svg:height="0.266cm" svg:x="1.69cm" svg:y="4.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8" draw:layer="layout" svg:width="0.68cm" svg:height="0.645cm" svg:x="1.486cm" svg:y="4.073cm">
            <draw:text-box>
              <text:p><text:span text:style-name="T3">x</text:span></text:p>
            </draw:text-box>
          </draw:frame>
        </draw:g>
        <draw:connector draw:style-name="gr19" draw:text-style-name="P1" draw:layer="layout" svg:x1="10.389cm" svg:y1="9.094cm" svg:x2="9.934cm" svg:y2="4.39cm" draw:start-shape="id4" draw:start-glue-point="5" draw:end-shape="id5" draw:end-glue-point="3" svg:d="M10389 9094v502h-1609v-5206h1154" svg:viewBox="0 0 1610 5207">
          <text:p/>
        </draw:connector>
        <draw:g>
          <draw:custom-shape draw:style-name="gr17" draw:text-style-name="P2" draw:layer="layout" svg:width="0.266cm" svg:height="0.266cm" svg:x="9.19cm" svg:y="4.2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8" draw:layer="layout" svg:width="0.68cm" svg:height="0.645cm" svg:x="8.986cm" svg:y="4.074cm">
            <draw:text-box>
              <text:p><text:span text:style-name="T3">x</text:span></text:p>
            </draw:text-box>
          </draw:frame>
        </draw:g>
        <draw:connector draw:style-name="gr20" draw:text-style-name="P1" draw:layer="layout" svg:x1="7.254cm" svg:y1="7.888cm" svg:x2="3.48cm" svg:y2="5.153cm" draw:start-shape="id6" draw:start-glue-point="4" draw:end-shape="id2" draw:end-glue-point="2" svg:d="M7254 7888v-1368h-3774v-1367" svg:viewBox="0 0 3775 2736">
          <text:p/>
        </draw:connector>
        <draw:connector draw:style-name="gr21" draw:text-style-name="P1" draw:layer="layout" svg:x1="7.254cm" svg:y1="7.888cm" svg:x2="10.444cm" svg:y2="8.074cm" draw:start-shape="id6" draw:start-glue-point="4" draw:end-shape="id7" draw:end-glue-point="0" svg:d="M7254 7888v-502h3190v688" svg:viewBox="0 0 3191 689">
          <text:p/>
        </draw:connector>
        <draw:g>
          <draw:custom-shape draw:style-name="gr17" draw:text-style-name="P2" draw:layer="layout" svg:width="0.266cm" svg:height="0.266cm" svg:x="3.3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8" draw:layer="layout" svg:width="0.68cm" svg:height="0.645cm" svg:x="3.146cm" svg:y="5.274cm">
            <draw:text-box>
              <text:p><text:span text:style-name="T3">x</text:span></text:p>
            </draw:text-box>
          </draw:frame>
        </draw:g>
        <draw:custom-shape draw:style-name="gr22" draw:text-style-name="P2" draw:layer="layout" svg:width="1.587cm" svg:height="1.587cm" svg:x="14.722cm" svg:y="3.74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.563cm" svg:height="0.725cm" svg:x="14.747cm" svg:y="4.157cm">
          <draw:text-box>
            <text:p text:style-name="P6">stack</text:p>
          </draw:text-box>
        </draw:frame>
        <draw:custom-shape draw:style-name="gr24" draw:text-style-name="P2" draw:layer="layout" svg:width="3.175cm" svg:height="1.01cm" svg:x="13.905cm" svg:y="6.74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2.54cm" svg:height="0.725cm" svg:x="14.422cm" svg:y="6.857cm">
          <draw:text-box>
            <text:p text:style-name="P6">continue</text:p>
          </draw:text-box>
        </draw:frame>
        <draw:line draw:style-name="gr26" draw:text-style-name="P1" draw:layer="layout" svg:x1="16.127cm" svg:y1="6.717cm" svg:x2="16.127cm" svg:y2="5.345cm">
          <text:p/>
        </draw:line>
        <draw:line draw:style-name="gr26" draw:text-style-name="P1" draw:layer="layout" svg:x1="15.027cm" svg:y1="5.346cm" svg:x2="15.027cm" svg:y2="6.718cm">
          <text:p/>
        </draw:line>
        <draw:g>
          <draw:custom-shape draw:style-name="gr17" draw:text-style-name="P2" draw:layer="layout" svg:width="0.266cm" svg:height="0.266cm" svg:x="15.986cm" svg:y="5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8" draw:layer="layout" svg:width="0.68cm" svg:height="0.645cm" svg:x="15.782cm" svg:y="5.545cm">
            <draw:text-box>
              <text:p><text:span text:style-name="T3">x</text:span></text:p>
            </draw:text-box>
          </draw:frame>
        </draw:g>
        <draw:g>
          <draw:custom-shape draw:style-name="gr17" draw:text-style-name="P2" draw:layer="layout" svg:width="0.266cm" svg:height="0.266cm" svg:x="14.886cm" svg:y="6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8" draw:layer="layout" svg:width="0.68cm" svg:height="0.645cm" svg:x="14.682cm" svg:y="5.846cm">
            <draw:text-box>
              <text:p><text:span text:style-name="T3">x</text:span></text:p>
            </draw:text-box>
          </draw:frame>
        </draw:g>
        <draw:frame draw:style-name="gr27" draw:text-style-name="P9" draw:layer="layout" svg:width="0.79cm" svg:height="0.569cm" svg:x="16.16cm" svg:y="5.445cm">
          <draw:text-box>
            <text:p><text:span text:style-name="T4">sc</text:span></text:p>
          </draw:text-box>
        </draw:frame>
        <draw:frame draw:style-name="gr28" draw:text-style-name="P9" draw:layer="layout" svg:width="0.739cm" svg:height="0.569cm" svg:x="14.261cm" svg:y="5.846cm">
          <draw:text-box>
            <text:p><text:span text:style-name="T4">rc</text:span></text:p>
          </draw:text-box>
        </draw:frame>
        <draw:frame draw:style-name="gr25" draw:text-style-name="P11" draw:layer="layout" svg:width="2.54cm" svg:height="0.683cm" svg:x="18.422cm" svg:y="6.858cm">
          <draw:text-box>
            <text:p text:style-name="P10">controller</text:p>
          </draw:text-box>
        </draw:frame>
        <draw:custom-shape draw:style-name="gr10" draw:text-style-name="P5" draw:layer="layout" svg:width="1.367cm" svg:height="1.367cm" svg:x="13.935cm" svg:y="9.4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367cm" svg:height="1.367cm" svg:x="16.035cm" svg:y="9.4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8" draw:layer="layout" svg:width="2.223cm" svg:height="0.645cm" svg:x="15.722cm" svg:y="10.859cm">
          <draw:text-box>
            <text:p text:style-name="P12">expt-done</text:p>
          </draw:text-box>
        </draw:frame>
        <draw:frame draw:style-name="gr29" draw:text-style-name="P8" draw:layer="layout" svg:width="2.223cm" svg:height="0.645cm" svg:x="13.523cm" svg:y="10.86cm">
          <draw:text-box>
            <text:p text:style-name="P12">after-expt</text:p>
          </draw:text-box>
        </draw:frame>
        <draw:g>
          <draw:custom-shape draw:style-name="gr17" draw:text-style-name="P2" draw:layer="layout" svg:width="0.266cm" svg:height="0.266cm" svg:x="14.486cm" svg:y="8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8" draw:layer="layout" svg:width="0.68cm" svg:height="0.645cm" svg:x="14.282cm" svg:y="7.947cm">
            <draw:text-box>
              <text:p><text:span text:style-name="T3">x</text:span></text:p>
            </draw:text-box>
          </draw:frame>
        </draw:g>
        <draw:g>
          <draw:custom-shape draw:style-name="gr17" draw:text-style-name="P2" draw:layer="layout" svg:width="0.266cm" svg:height="0.266cm" svg:x="16.586cm" svg:y="8.1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8" draw:layer="layout" svg:width="0.68cm" svg:height="0.645cm" svg:x="16.382cm" svg:y="7.948cm">
            <draw:text-box>
              <text:p><text:span text:style-name="T3">x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6" draw:display-name="Arrowheads 36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5:45:44.339797460</meta:creation-date>
    <dc:date>2024-05-19T13:34:50.926058913</dc:date>
    <meta:editing-duration>PT1H28M57S</meta:editing-duration>
    <meta:editing-cycles>10</meta:editing-cycles>
    <meta:generator>LibreOffice/7.4.7.2$Linux_X86_64 LibreOffice_project/40$Build-2</meta:generator>
    <meta:document-statistic meta:object-count="62"/>
  </office:meta>
</office:document-meta>
</file>